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outline1">
      <style:graphic-properties fo:min-height="19.75cm"/>
    </style:style>
    <style:style style:name="pr8" style:family="presentation" style:parent-style-name="PHP_25_20Akademija_25_20template_25_20v41-notes">
      <style:graphic-properties draw:fill-color="#ffffff" fo:min-height="13.364cm"/>
    </style:style>
    <style:style style:name="P1" style:family="paragraph">
      <loext:graphic-properties draw:fill-color="#ffffff"/>
      <style:text-properties style:use-window-font-color="true"/>
    </style:style>
    <style:style style:name="P2" style:family="paragraph">
      <loext:graphic-properties draw:fill-color="#ffffff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Booking Aplikacija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 xml:id="id1" text:id="id1">Što?</text:p>
          </draw:text-box>
        </draw:frame>
        <draw:frame presentation:style-name="pr5" draw:layer="layout" svg:width="31.8cm" svg:height="4cm" svg:x="1.8cm" svg:y="4.092cm" presentation:class="outline" presentation:user-transformed="true">
          <draw:text-box>
            <text:list text:style-name="L2">
              <text:list-item>
                <text:p xml:id="id2" text:id="id2">Kroz vježbe ćemo od nule razvijati jednostavnu web aplikaciju za booking smještaja</text:p>
              </text:list-item>
            </text:list>
          </draw:text-box>
        </draw:frame>
        <draw:frame presentation:style-name="pr4" draw:layer="layout" svg:width="25.8cm" svg:height="2.508cm" svg:x="1.8cm" svg:y="8.092cm" presentation:class="title" presentation:user-transformed="true">
          <draw:text-box>
            <text:p xml:id="id3" text:id="id3">Kako?</text:p>
          </draw:text-box>
        </draw:frame>
        <draw:frame presentation:style-name="pr5" draw:layer="layout" svg:width="32.399cm" svg:height="6.092cm" svg:x="1.8cm" svg:y="10.6cm" presentation:class="outline" presentation:user-transformed="true">
          <draw:text-box>
            <text:list text:style-name="L2">
              <text:list-item>
                <text:p xml:id="id4" text:id="id4">U vašem workspace-u u booking direktoriju</text:p>
              </text:list-item>
              <text:list-item>
                <text:p xml:id="id5" text:id="id5">Koristeći Symfony 3 i Doctrine 2</text:p>
              </text:list-item>
              <text:list-item>
                <text:p xml:id="id6" text:id="id6">Pristup: <text:span text:style-name="T1">phpacademy.booking.{inicijali polaznika akademije}</text:span></text:p>
              </text:list-item>
            </text:list>
          </draw:text-box>
        </draw:frame>
        <draw:frame presentation:style-name="pr5" draw:layer="layout" svg:width="32.399cm" svg:height="5.6cm" svg:x="1.8cm" svg:y="19.2cm" presentation:class="outline" presentation:user-transformed="true">
          <draw:text-box>
            <text:list text:style-name="L2">
              <text:list-item>
                <text:p xml:id="id8" text:id="id8">Učenje Symfony frameworka kroz "real world" primjer aplikacije za booking smještaja</text:p>
              </text:list-item>
            </text:list>
          </draw:text-box>
        </draw:frame>
        <draw:frame presentation:style-name="pr4" draw:layer="layout" svg:width="25.8cm" svg:height="2.508cm" svg:x="1.8cm" svg:y="16.692cm" presentation:class="title" presentation:user-transformed="true">
          <draw:text-box>
            <text:p xml:id="id7" text:id="id7">Zašto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Koraci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9" text:id="id9">Instalacija i konfiguracija Symfony frameworka</text:p>
                <text:list>
                  <text:list-item>
                    <text:p xml:id="id10" text:id="id10">Instalacija pomoću composera</text:p>
                  </text:list-item>
                </text:list>
              </text:list-item>
              <text:list-item>
                <text:p xml:id="id11" text:id="id11">Izrada prvih stranica: homepage i about us</text:p>
                <text:list>
                  <text:list-item>
                    <text:p xml:id="id12" text:id="id12">Upoznavanje sa routing sustavom</text:p>
                  </text:list-item>
                  <text:list-item>
                    <text:p xml:id="id13" text:id="id13">PHP anotacije</text:p>
                  </text:list-item>
                  <text:list-item>
                    <text:p xml:id="id14" text:id="id14">Upoznavanje sa twigom</text:p>
                  </text:list-item>
                </text:list>
              </text:list-item>
              <text:list-item>
                <text:p xml:id="id15" text:id="id15">Stranica pojedinih smještajnih jedinica</text:p>
                <text:list>
                  <text:list-item>
                    <text:p xml:id="id16" text:id="id16">Povezivanje sa bazom podataka, Doctrine</text:p>
                  </text:list-item>
                  <text:list-item>
                    <text:p xml:id="id17" text:id="id17">Upoznavanje sa symfony servisima</text:p>
                  </text:list-item>
                  <text:list-item>
                    <text:p xml:id="id18" text:id="id18">Kalendar slobodnih i zauzetih termin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Koraci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19" text:id="id19">Prijava korisnika</text:p>
                <text:list>
                  <text:list-item>
                    <text:p xml:id="id20" text:id="id20">Symfony security komponenta</text:p>
                  </text:list-item>
                  <text:list-item>
                    <text:p xml:id="id21" text:id="id21">Izrada jednostavne login forme</text:p>
                  </text:list-item>
                </text:list>
              </text:list-item>
              <text:list-item>
                <text:p xml:id="id22" text:id="id22">Pretraživanje smještaja (Symfony forme)</text:p>
                <text:list>
                  <text:list-item>
                    <text:p xml:id="id23" text:id="id23">Forma za pretraživanje smještaja</text:p>
                  </text:list-item>
                </text:list>
              </text:list-item>
              <text:list-item>
                <text:p xml:id="id24" text:id="id24">Forma za rezervaciju smještaja</text:p>
                <text:list>
                  <text:list-item>
                    <text:p xml:id="id25" text:id="id25">Server side validacija</text:p>
                  </text:list-item>
                </text:list>
              </text:list-item>
              <text:list-item>
                <text:p xml:id="id26" text:id="id26">Poboljšavanje funkcionalnosti pomoću JavaScripta</text:p>
                <text:list>
                  <text:list-item>
                    <text:p xml:id="id27" text:id="id27">Uvod u asset managment u Symfony-ju (Assetic)</text:p>
                  </text:list-item>
                  <text:list-item>
                    <text:p xml:id="id28" text:id="id28">Client side validacija i Ajax</text:p>
                  </text:list-item>
                  <text:list-item>
                    <text:p xml:id="id29" text:id="id29">Bolji U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UX – user experienc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01:19:11.837000000</meta:creation-date>
    <dc:language>hr-HR</dc:language>
    <meta:editing-cycles>56</meta:editing-cycles>
    <meta:editing-duration>PT14H42M8S</meta:editing-duration>
    <meta:generator>LibreOffice/5.1.5.2$Windows_x86 LibreOffice_project/7a864d8825610a8c07cfc3bc01dd4fce6a9447e5</meta:generator>
    <dc:title>PHP Akademija template v4</dc:title>
    <dc:date>2016-12-08T16:07:31.842000000</dc:date>
    <meta:document-statistic meta:object-count="59"/>
  </office:meta>
</office:document-meta>
</file>